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Standard">
      <style:paragraph-properties style:page-number="auto"/>
      <style:text-properties style:font-name="Book Antiqua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officeooo:paragraph-rsid="0027fcb5"/>
    </style:style>
    <style:style style:name="P11" style:family="paragraph" style:parent-style-name="Standard">
      <style:paragraph-properties style:snap-to-layout-grid="false"/>
      <style:text-properties officeooo:rsid="001f9a0d" officeooo:paragraph-rsid="001f9a0d"/>
    </style:style>
    <style:style style:name="P12" style:family="paragraph" style:parent-style-name="Standard">
      <style:paragraph-properties style:snap-to-layout-grid="false"/>
      <style:text-properties officeooo:rsid="002157ff" officeooo:paragraph-rsid="002157ff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157ff" officeooo:paragraph-rsid="002157ff"/>
    </style:style>
    <style:style style:name="P14" style:family="paragraph" style:parent-style-name="Standard" style:list-style-name="L3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paragraph-rsid="0027332c"/>
    </style:style>
    <style:style style:name="P15" style:family="paragraph" style:parent-style-name="Standard">
      <style:paragraph-properties style:snap-to-layout-grid="false"/>
      <style:text-properties fo:color="#0000ff" fo:font-weight="bold" officeooo:rsid="0023845f" officeooo:paragraph-rsid="0023845f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157ff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color="#000000" fo:language="es" fo:country="ES" fo:font-style="italic" officeooo:paragraph-rsid="0027332c" style:font-style-asian="italic" style:language-complex="ar" style:country-complex="SA" style:font-weight-complex="bold"/>
    </style:style>
    <style:style style:name="P18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27332c" style:font-style-asian="italic" style:language-complex="ar" style:country-complex="SA" style:font-weight-complex="bold"/>
    </style:style>
    <style:style style:name="P19" style:family="paragraph" style:parent-style-name="Standard">
      <style:paragraph-properties style:snap-to-layout-grid="false"/>
      <style:text-properties fo:color="#000000" fo:language="es" fo:country="ES" fo:font-style="italic" officeooo:rsid="0027332c" officeooo:paragraph-rsid="0027332c" style:font-style-asian="italic" style:language-complex="ar" style:country-complex="SA" style:font-weight-complex="bold"/>
    </style:style>
    <style:style style:name="P20" style:family="paragraph" style:parent-style-name="Standard" style:list-style-name="L3">
      <style:paragraph-properties style:snap-to-layout-grid="false"/>
      <style:text-properties officeooo:rsid="0027332c" officeooo:paragraph-rsid="0027332c"/>
    </style:style>
    <style:style style:name="P21" style:family="paragraph" style:parent-style-name="Standard" style:list-style-name="L13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7332c" officeooo:paragraph-rsid="0027332c"/>
    </style:style>
    <style:style style:name="P22" style:family="paragraph" style:parent-style-name="Standard" style:list-style-name="L3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7332c" officeooo:paragraph-rsid="0027332c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157f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953" style:font-weight-asian="bold"/>
    </style:style>
    <style:style style:name="T4" style:family="text">
      <style:text-properties fo:font-weight="bold" officeooo:rsid="002157ff" style:font-weight-asian="bold" style:font-weight-complex="normal"/>
    </style:style>
    <style:style style:name="T5" style:family="text">
      <style:text-properties fo:font-weight="bold" officeooo:rsid="000f7be7" style:font-weight-asian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fo:color="#000000" style:font-name="Times New Roman" fo:font-weight="bold" style:font-weight-asian="bold"/>
    </style:style>
    <style:style style:name="T9" style:family="text">
      <style:text-properties fo:color="#000000" style:font-name="Times New Roman" fo:font-weight="bold" officeooo:rsid="0027332c" style:font-weight-asian="bold"/>
    </style:style>
    <style:style style:name="T10" style:family="text">
      <style:text-properties fo:color="#000000" style:font-name="Times New Roman" fo:font-weight="normal" officeooo:rsid="0027332c" style:font-weight-asian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normal" officeooo:rsid="0027332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00ff" fo:font-weight="bold" officeooo:rsid="002157ff" style:font-weight-asian="bold" style:font-weight-complex="bold"/>
    </style:style>
    <style:style style:name="T16" style:family="text">
      <style:text-properties fo:color="#0000ff" fo:font-weight="bold" officeooo:rsid="001f9a0d" style:font-weight-asian="bold" style:font-weight-complex="bold"/>
    </style:style>
    <style:style style:name="T17" style:family="text">
      <style:text-properties fo:color="#0000ff" fo:font-weight="bold" officeooo:rsid="0026d57f" style:font-weight-asian="bold" style:font-weight-complex="bold"/>
    </style:style>
    <style:style style:name="T18" style:family="text">
      <style:text-properties fo:color="#0000ff" fo:font-weight="bold" officeooo:rsid="0023845f" style:font-weight-asian="bold" style:font-weight-complex="bold"/>
    </style:style>
    <style:style style:name="T19" style:family="text">
      <style:text-properties fo:color="#0000ff" fo:font-weight="bold" officeooo:rsid="0027332c" style:font-weight-asian="bold" style:font-weight-complex="bold"/>
    </style:style>
    <style:style style:name="T20" style:family="text">
      <style:text-properties fo:color="#0000ff" fo:font-weight="bold" officeooo:rsid="001bf953" style:font-weight-asian="bold"/>
    </style:style>
    <style:style style:name="T21" style:family="text">
      <style:text-properties fo:color="#0000ff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officeooo:rsid="001f9a0d"/>
    </style:style>
    <style:style style:name="T23" style:family="text">
      <style:text-properties officeooo:rsid="002157ff"/>
    </style:style>
    <style:style style:name="T24" style:family="text">
      <style:text-properties officeooo:rsid="001bf953"/>
    </style:style>
    <style:style style:name="T25" style:family="text">
      <style:text-properties fo:font-weight="normal" style:font-weight-asian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bf953" style:font-weight-asian="normal" style:font-weight-complex="normal"/>
    </style:style>
    <style:style style:name="T28" style:family="text">
      <style:text-properties fo:font-weight="normal" officeooo:rsid="000f7be7" style:font-weight-asian="normal" style:font-weight-complex="normal"/>
    </style:style>
    <style:style style:name="T29" style:family="text">
      <style:text-properties fo:font-weight="normal" officeooo:rsid="001cc9ae" style:font-weight-asian="normal"/>
    </style:style>
    <style:style style:name="T30" style:family="text">
      <style:text-properties fo:font-weight="normal" officeooo:rsid="001bf953" style:font-weight-asian="normal"/>
    </style:style>
    <style:style style:name="T31" style:family="text">
      <style:text-properties fo:font-weight="normal" officeooo:rsid="0027332c" style:font-weight-asian="normal"/>
    </style:style>
    <style:style style:name="T32" style:family="text">
      <style:text-properties officeooo:rsid="000f7be7"/>
    </style:style>
    <style:style style:name="T33" style:family="text">
      <style:text-properties style:use-window-font-color="true" style:font-name="Times New Roman" officeooo:rsid="001f9a0d"/>
    </style:style>
    <style:style style:name="T34" style:family="text">
      <style:text-properties officeooo:rsid="0027332c"/>
    </style:style>
    <style:style style:name="T35" style:family="text">
      <style:text-properties fo:language="es" fo:country="ES" style:language-complex="ar" style:country-complex="SA"/>
    </style:style>
    <style:style style:name="T36" style:family="text">
      <style:text-properties fo:language="es" fo:country="ES" officeooo:rsid="001bf953" style:language-complex="ar" style:country-complex="SA"/>
    </style:style>
    <style:style style:name="T37" style:family="text">
      <style:text-properties fo:language="es" fo:country="ES" officeooo:rsid="0027332c" style:language-complex="ar" style:country-complex="SA"/>
    </style:style>
    <style:style style:name="T38" style:family="text">
      <style:text-properties officeooo:rsid="0027fc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46in" fo:text-indent="-0.25in" fo:margin-left="0.31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46in" fo:text-indent="-0.25in" fo:margin-left="0.56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46in" fo:text-indent="-0.25in" fo:margin-left="0.81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46in" fo:text-indent="-0.25in" fo:margin-left="1.06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46in" fo:text-indent="-0.25in" fo:margin-left="1.31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46in" fo:text-indent="-0.25in" fo:margin-left="1.56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46in" fo:text-indent="-0.25in" fo:margin-left="1.81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6in" fo:text-indent="-0.25in" fo:margin-left="2.06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46in" fo:text-indent="-0.25in" fo:margin-left="2.31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46in" fo:text-indent="-0.25in" fo:margin-left="2.5646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6">Crear</text:span><text:span text:style-name="UC_5f_NormalAzul_20_Car"><text:span text:style-name="T10"> Rol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6">SGC-ADM-02-</text:span><text:span text:style-name="T17">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33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34">Crear un nuevo Rol en el Sistema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22">El Usuario debe haber iniciado sesión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34">Se ha creado un nuevo proyecto en el sistema.</text:span></text:p>
          </table:table-cell>
          <table:covered-table-cell/>
        </table:table-row>
      </table:table>
      <text:p text:style-name="P8"><text:span text:style-name="UC_5f_NormalAzul_20_Car"><text:span text:style-name="T6"/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8">CURSO NORMAL (Camino Exitoso)</text:span><text:span text:style-name="T7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A1" office:value-type="string">
            <text:list xml:id="list3707438800904215696" text:style-name="L3">
              <text:list-item>
                <text:p text:style-name="P20">Se despliega una interfaz en forma de formulario con campos a ser completados para la creación de un nuevo proyecto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011894905909" text:continue-numbering="true" text:style-name="L3">
              <text:list-item>
                <text:p text:style-name="P14"><text:span text:style-name="T36">Se completan los siguiente</text:span><text:span text:style-name="T37">s</text:span><text:span text:style-name="T36"> campos (los campos con * son obligatorios)</text:span><text:span text:style-name="T35">:</text:span></text:p>
              </text:list-item>
            </text:list>
            <text:list xml:id="list8815690142997053837" text:style-name="L13">
              <text:list-item>
                <text:p text:style-name="P21"><text:span text:style-name="T36">N</text:span><text:span text:style-name="T35">ombre*</text:span></text:p>
              </text:list-item>
              <text:list-item>
                <text:p text:style-name="P21"><text:span text:style-name="T35">Descripción</text:span></text:p>
              </text:list-item>
              <text:list-item>
                <text:p text:style-name="P21"><text:span text:style-name="T35">Conjunto de Permisos*</text:span></text:p>
              </text:list-item>
            </text:list>
          </table:table-cell>
          <table:table-cell table:style-name="Tabla2.A1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1010638557578" text:continue-list="list1011894905909" text:style-name="L3">
              <text:list-item>
                <text:p text:style-name="P22">Al seleccionar el atributo Conjunto de Permisos, se realiza una <text:span text:style-name="T2">Búsqueda de Permisos</text:span> (ir al Caso de Uso <text:span text:style-name="T14">SGC-ADM-02-07</text:span>) </text:p>
              </text:list-item>
            </text:list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list xml:id="list1010402335874" text:continue-numbering="true" text:style-name="L3">
              <text:list-item>
                <text:p text:style-name="P22">Oprime el botón “Crear Rol”</text:p>
              </text:list-item>
            </text:list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list xml:id="list1011381809530" text:continue-numbering="true" text:style-name="L3">
              <text:list-item>
                <text:p text:style-name="P20">Verifica la validez de los campos. Luego procede a crear el nuevo Rol en el Sistema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list xml:id="list1010046356909" text:continue-numbering="true" text:style-name="L3">
              <text:list-item>
                <text:p text:style-name="P20">Despliega un mensaje de creación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list xml:id="list1010467683640" text:continue-numbering="true" text:style-name="L3">
              <text:list-item>
                <text:p text:style-name="P20">Se redirige al Caso de Uso Administración<text:span text:style-name="T2"> de Roles y Permisos </text:span><text:span text:style-name="T26">(ir al Caso de Uso </text:span><text:span text:style-name="T14">SGC-ADM-02</text:span><text:span text:style-name="T26">)</text:span>.</text:p>
              </text:list-item>
            </text:list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p text:style-name="P16">A1. Cancelar</text:p>
            <text:p text:style-name="P23"><text:span text:style-name="Default_20_Paragraph_20_Font"><text:span text:style-name="T11">En el paso </text:span></text:span><text:span text:style-name="Default_20_Paragraph_20_Font"><text:span text:style-name="T12">2 o 3</text:span></text:span><text:span text:style-name="Default_20_Paragraph_20_Font"><text:span text:style-name="T11">, <text:s/>el Usuario hace clic en el botón “Cancelar”, no se realizará ninguna acción y se volverá a la interfaz anterior. </text:span></text:span><text:span text:style-name="Default_20_Paragraph_20_Font"><text:span text:style-name="T21">SGC-02-02</text:span></text:span><text:span text:style-name="Default_20_Paragraph_20_Font"><text:span text:style-name="T11">)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9">2.1-<text:span text:style-name="T32">Error de conexión con la base de datos. </text:span><text:span text:style-name="T28">Se redirige a</text:span><text:span text:style-name="T27">l Caso de Uso</text:span><text:span text:style-name="T28"> </text:span><text:span text:style-name="T5">Administración </text:span><text:span text:style-name="T3">de </text:span><text:span text:style-name="T1">Roles y Permisos</text:span><text:span text:style-name="T27"> (ir al Caso de Uso </text:span><text:span text:style-name="T20">SGC-ADM-0</text:span><text:span text:style-name="T13">2</text:span><text:span text:style-name="T27">).</text:span></text:p>
            <text:p text:style-name="P17">5.1-<text:span text:style-name="T24">El sistema despliega un mensaje de error: “No ha completado los datos obligatorios.”<text:line-break/>Vuelve al paso 2.</text:span></text:p>
            <text:p text:style-name="P18"><text:span text:style-name="T29">5.2-</text:span><text:span text:style-name="T30">El sistema despliega un mensaje de error: “</text:span><text:span text:style-name="T29">Error en la verificación del </text:span><text:span text:style-name="T31">rol</text:span><text:span text:style-name="T29">.</text:span><text:span text:style-name="T30">”<text:line-break/></text:span><text:soft-page-break/><text:span text:style-name="T31">Vuelve al paso 2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10">Asociaciones de Inclusión: <text:span text:style-name="T18">SGC-ADM-02-01-</text:span><text:span text:style-name="T19">01</text:span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5">SGC-ADM-</text:span><text:span text:style-name="T19">02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0</meta:editing-cycles>
    <meta:editing-duration>PT1H54M57S</meta:editing-duration>
    <dc:date>2014-03-15T00:10:09.715408227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2" meta:word-count="279" meta:character-count="1661" meta:non-whitespace-character-count="1418"/>
  </office:meta>
</office:document-meta>
</file>